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22cm" fo:min-width="2.477cm"/>
    </style:style>
    <style:style style:name="gr3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" style:family="graphic" style:parent-style-name="standard">
      <style:graphic-properties svg:stroke-color="#999999" draw:marker-start="Arrow" draw:marker-start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1.38cm" fo:min-width="1.803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to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66cm" svg:y1="2.315cm" svg:x2="2.766cm" svg:y2="26.68cm">
          <text:p/>
        </draw:line>
        <draw:line draw:style-name="gr1" draw:text-style-name="P1" draw:layer="layout" svg:x1="8.217cm" svg:y1="2.315cm" svg:x2="8.217cm" svg:y2="26.68cm">
          <text:p/>
        </draw:line>
        <draw:line draw:style-name="gr1" draw:text-style-name="P1" draw:layer="layout" svg:x1="13.817cm" svg:y1="2.315cm" svg:x2="13.817cm" svg:y2="26.68cm">
          <text:p/>
        </draw:line>
        <draw:custom-shape draw:style-name="gr2" draw:text-style-name="P2" draw:layer="layout" svg:width="3.081cm" svg:height="1.076cm" svg:x="1.109cm" svg:y="1.308cm">
          <text:p text:style-name="P2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81cm" svg:height="1.076cm" svg:x="6.604cm" svg:y="1.308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81cm" svg:height="1.076cm" svg:x="12.239cm" svg:y="1.308cm"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795cm" svg:y1="2.559cm" svg:x2="8.203cm" svg:y2="3.518cm">
          <text:p text:style-name="P2"><text:span text:style-name="T1">First request</text:span></text:p>
        </draw:line>
        <draw:line draw:style-name="gr4" draw:text-style-name="P4" draw:layer="layout" svg:x1="2.766cm" svg:y1="4.303cm" svg:x2="8.174cm" svg:y2="3.634cm">
          <text:p text:style-name="P4"><text:span text:style-name="T1">HTML: welcome page</text:span></text:p>
        </draw:line>
        <draw:line draw:style-name="gr3" draw:text-style-name="P3" draw:layer="layout" svg:x1="2.793cm" svg:y1="4.802cm" svg:x2="8.201cm" svg:y2="5.761cm">
          <text:p text:style-name="P2"><text:span text:style-name="T1">login</text:span></text:p>
        </draw:line>
        <draw:line draw:style-name="gr4" draw:text-style-name="P4" draw:layer="layout" svg:x1="2.764cm" svg:y1="6.546cm" svg:x2="8.172cm" svg:y2="5.877cm">
          <text:p text:style-name="P4"><text:span text:style-name="T1">HTML: login page</text:span></text:p>
        </draw:line>
        <draw:line draw:style-name="gr3" draw:text-style-name="P3" draw:layer="layout" svg:x1="2.793cm" svg:y1="6.802cm" svg:x2="8.201cm" svg:y2="7.761cm">
          <text:p text:style-name="P2"><text:span text:style-name="T1">POST: userid/password</text:span></text:p>
        </draw:line>
        <draw:line draw:style-name="gr4" draw:text-style-name="P4" draw:layer="layout" svg:x1="2.764cm" svg:y1="12.146cm" svg:x2="8.172cm" svg:y2="11.477cm">
          <text:p text:style-name="P4"><text:span text:style-name="T1">HTML: dashboard</text:span></text:p>
          <text:p text:style-name="P4"><text:span text:style-name="T1">userid</text:span></text:p>
          <text:p text:style-name="P4"><text:span text:style-name="T1">session token</text:span></text:p>
        </draw:line>
        <draw:line draw:style-name="gr3" draw:text-style-name="P3" draw:layer="layout" svg:x1="8.32cm" svg:y1="7.836cm" svg:x2="13.728cm" svg:y2="8.795cm">
          <text:p text:style-name="P2"><text:span text:style-name="T1">command: login</text:span></text:p>
          <text:p text:style-name="P2"><text:span text:style-name="T1">userid/password</text:span></text:p>
        </draw:line>
        <draw:line draw:style-name="gr4" draw:text-style-name="P4" draw:layer="layout" svg:x1="8.291cm" svg:y1="11.38cm" svg:x2="13.699cm" svg:y2="10.711cm">
          <text:p text:style-name="P4"><text:span text:style-name="T1">login success</text:span></text:p>
          <text:p text:style-name="P4"><text:span text:style-name="T1">userid</text:span></text:p>
          <text:p text:style-name="P4"><text:span text:style-name="T1">session token</text:span></text:p>
        </draw:line>
        <draw:custom-shape draw:style-name="gr5" draw:text-style-name="P2" draw:layer="layout" svg:width="2.302cm" svg:height="18.608cm" svg:x="18.088cm" svg:y="6.426cm">
          <text:p text:style-name="P2">PGSQL</text:p>
          <draw:enhanced-geometry svg:viewBox="0 0 88 21600" draw:glue-points="44 ?f6 44 0 0 10800 44 21600 88 10800" draw:text-areas="0 ?f6 88 ?f3" draw:type="can" draw:modifiers="978.494276962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13.872cm" svg:y1="8.984cm" svg:x2="18.03cm" svg:y2="8.984cm">
          <text:p text:style-name="P2"><text:span text:style-name="T1"/></text:p>
          <text:p text:style-name="P2"><text:span text:style-name="T1">validate userid/password</text:span></text:p>
          <text:p text:style-name="P2"><text:span text:style-name="T1">generate random token</text:span></text:p>
          <text:p text:style-name="P2"><text:span text:style-name="T1">store: session token, </text:span></text:p>
          <text:p text:style-name="P2"><text:span text:style-name="T1">timeout</text:span></text:p>
        </draw:line>
        <draw:line draw:style-name="gr3" draw:text-style-name="P3" draw:layer="layout" svg:x1="2.833cm" svg:y1="20.803cm" svg:x2="8.241cm" svg:y2="21.762cm">
          <text:p text:style-name="P2"><text:span text:style-name="T1">Logout</text:span></text:p>
          <text:p text:style-name="P2"><text:span text:style-name="T1">POST: userid, session token</text:span></text:p>
        </draw:line>
        <draw:line draw:style-name="gr4" draw:text-style-name="P4" draw:layer="layout" svg:x1="2.804cm" svg:y1="26.147cm" svg:x2="8.212cm" svg:y2="25.478cm">
          <text:p text:style-name="P4"><text:span text:style-name="T1">HTML: login page</text:span></text:p>
        </draw:line>
        <draw:line draw:style-name="gr3" draw:text-style-name="P3" draw:layer="layout" svg:x1="8.36cm" svg:y1="21.837cm" svg:x2="13.768cm" svg:y2="22.796cm">
          <text:p text:style-name="P2"><text:span text:style-name="T1">com</text:span><text:span text:style-name="T2">m</text:span><text:span text:style-name="T1">and: logout</text:span></text:p>
          <text:p text:style-name="P2"><text:span text:style-name="T1">userid</text:span><text:span text:style-name="T1"><text:line-break/></text:span><text:span text:style-name="T1">session token</text:span></text:p>
        </draw:line>
        <draw:line draw:style-name="gr4" draw:text-style-name="P4" draw:layer="layout" svg:x1="8.331cm" svg:y1="25.381cm" svg:x2="13.739cm" svg:y2="24.712cm">
          <text:p text:style-name="P4"><text:span text:style-name="T1">logout success</text:span></text:p>
          <text:p text:style-name="P4"><text:span text:style-name="T1">userid</text:span></text:p>
          <text:p text:style-name="P4"><text:span text:style-name="T1">session token</text:span></text:p>
        </draw:line>
        <draw:line draw:style-name="gr6" draw:text-style-name="P4" draw:layer="layout" svg:x1="13.912cm" svg:y1="22.985cm" svg:x2="18.07cm" svg:y2="22.985cm">
          <text:p text:style-name="P2"><text:span text:style-name="T1"/></text:p>
          <text:p text:style-name="P2"><text:span text:style-name="T1">validate userid + token</text:span></text:p>
          <text:p text:style-name="P2"><text:span text:style-name="T1">remove: sessid, timeout</text:span></text:p>
        </draw:line>
        <draw:line draw:style-name="gr3" draw:text-style-name="P3" draw:layer="layout" svg:x1="2.815cm" svg:y1="13.826cm" svg:x2="8.223cm" svg:y2="14.785cm">
          <text:p text:style-name="P2"><text:span text:style-name="T1">Command</text:span></text:p>
          <text:p text:style-name="P2"><text:span text:style-name="T1">POST: userid, session token</text:span></text:p>
        </draw:line>
        <draw:line draw:style-name="gr4" draw:text-style-name="P4" draw:layer="layout" svg:x1="2.786cm" svg:y1="19.17cm" svg:x2="8.194cm" svg:y2="18.501cm">
          <text:p text:style-name="P4"><text:span text:style-name="T1">HTML: response page</text:span></text:p>
        </draw:line>
        <draw:line draw:style-name="gr3" draw:text-style-name="P3" draw:layer="layout" svg:x1="8.342cm" svg:y1="14.86cm" svg:x2="13.75cm" svg:y2="15.819cm">
          <text:p text:style-name="P2"><text:span text:style-name="T1">com</text:span><text:span text:style-name="T2">m</text:span><text:span text:style-name="T1">and: ??</text:span></text:p>
          <text:p text:style-name="P2"><text:span text:style-name="T1">userid</text:span><text:span text:style-name="T1"><text:line-break/></text:span><text:span text:style-name="T1">session token</text:span></text:p>
        </draw:line>
        <draw:line draw:style-name="gr4" draw:text-style-name="P4" draw:layer="layout" svg:x1="8.313cm" svg:y1="18.404cm" svg:x2="13.721cm" svg:y2="17.735cm">
          <text:p text:style-name="P4"><text:span text:style-name="T1">response: ??</text:span></text:p>
          <text:p text:style-name="P4"><text:span text:style-name="T1">userid</text:span></text:p>
          <text:p text:style-name="P4"><text:span text:style-name="T1">session token</text:span></text:p>
        </draw:line>
        <draw:line draw:style-name="gr6" draw:text-style-name="P4" draw:layer="layout" svg:x1="13.894cm" svg:y1="16.008cm" svg:x2="18.052cm" svg:y2="16.008cm">
          <text:p text:style-name="P2"><text:span text:style-name="T1"/></text:p>
          <text:p text:style-name="P2"><text:span text:style-name="T1">validate userid + token</text:span></text:p>
          <text:p text:style-name="P2"><text:span text:style-name="T1"/></text:p>
        </draw:line>
        <draw:frame draw:style-name="gr7" draw:text-style-name="P5" draw:layer="layout" svg:width="1.137cm" svg:height="0.962cm" draw:transform="rotate (1.5707963267949) translate (2.646cm 13.584cm)">
          <draw:text-box>
            <text:p>…</text:p>
          </draw:text-box>
        </draw:frame>
        <draw:frame draw:style-name="gr7" draw:text-style-name="P5" draw:layer="layout" svg:width="1.137cm" svg:height="0.962cm" draw:transform="rotate (1.5707963267949) translate (2.646cm 20.685cm)">
          <draw:text-box>
            <text:p>…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bie Hott</meta:initial-creator>
    <meta:creation-date>2015-12-15T12:15:10.252713024</meta:creation-date>
    <dc:date>2015-12-15T16:25:28.949002427</dc:date>
    <dc:creator>Robbie Hott</dc:creator>
    <meta:editing-duration>PT3H54M18S</meta:editing-duration>
    <meta:editing-cycles>2</meta:editing-cycles>
    <meta:generator>LibreOffice/5.0.3.2$Linux_X86_64 LibreOffice_project/00m0$Build-2</meta:generator>
    <meta:document-statistic meta:object-count="28"/>
  </office:meta>
</office:document-meta>
</file>